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8a6" officeooo:paragraph-rsid="001bd8a6"/>
    </style:style>
    <style:style style:name="P2" style:family="paragraph" style:parent-style-name="Standard">
      <style:text-properties officeooo:rsid="001eded5" officeooo:paragraph-rsid="001ed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p address and mac address of my office pc.</text:p>
      <text:p text:style-name="P1">Link encap:Ethernet <text:s/>HWaddr b8:ae:ed:a5:33:4d <text:s/></text:p>
      <text:p text:style-name="P1"><text:s text:c="10"/>inet addr:172.16.9.123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1:22:35.867548034</meta:creation-date>
    <dc:date>2017-10-27T11:24:27.205791442</dc:date>
    <meta:editing-duration>PT1M1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6" meta:character-count="125" meta:non-whitespace-character-count="98"/>
  </office:meta>
</office:document-meta>
</file>